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ro16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ce65" style:family="table-cell" style:parent-style-name="Default">
      <style:table-cell-properties fo:background-color="#ff00ff"/>
    </style:style>
    <style:style style:name="ce6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style-name="ce8" office:value-type="string">
            <text:p>-Hasmik</text:p>
          </table:table-cell>
          <table:table-cell table:style-name="ce8" office:value-type="string">
            <text:p>-Hasmik</text:p>
          </table:table-cell>
          <table:table-cell table:style-name="ce8" office:value-type="string">
            <text:p>-Hasmik</text:p>
          </table:table-cell>
          <table:table-cell table:style-name="ce8" office:value-type="string">
            <text:p>-Hasmik</text:p>
          </table:table-cell>
          <table:table-cell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office:value-type="string">
            <text:p>-Hasmik</text:p>
          </table:table-cell>
          <table:table-cell office:value-type="string">
            <text:p>-Hasmik</text:p>
          </table:table-cell>
          <table:table-cell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+Artsvi</text:p>
          </table:table-cell>
          <table:table-cell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36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36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36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5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35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40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63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59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64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64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50" office:value-type="string">
            <text:p>Ստեփան</text:p>
          </table:table-cell>
          <table:table-cell table:style-name="ce63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50" office:value-type="string">
            <text:p>Մարինե</text:p>
          </table:table-cell>
          <table:table-cell table:style-name="ce64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35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40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60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her</text:p>
          </table:table-cell>
          <table:table-cell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2700">
            <text:p>2700</text:p>
          </table:table-cell>
          <table:table-cell table:number-columns-repeated="2"/>
        </table:table-row>
        <table:table-row table:style-name="ro12">
          <table:table-cell table:style-name="ce40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3100">
            <text:p>3100</text:p>
          </table:table-cell>
          <table:table-cell table:formula="of:=SUM([.J2];[.J38];[.J39];[.J40];[.J41];[.J42];[.K72];[.K76];[.K104];[.K105];[.K106];[.K107];[.J137];[.J138];[.J139])" office:value-type="float" office:value="241700">
            <text:p>241700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10" office:value-type="float" office:value="-2250">
            <text:p>-2250</text:p>
          </table:table-cell>
          <table:table-cell table:formula="of:=SUM([.G3];[.G38];[.G71];[.G103];[.G136])" office:value-type="float" office:value="239900">
            <text:p>239900</text:p>
          </table:table-cell>
          <table:table-cell office:value-type="float" office:value="12000">
            <text:p>12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60" office:value-type="string">
            <text:p>Գայանե</text:p>
          </table:table-cell>
          <table:table-cell table:style-name="ce10" office:value-type="float" office:value="-2300">
            <text:p>-2300</text:p>
          </table:table-cell>
          <table:table-cell table:formula="of:=[.K4]-[.K5]" office:value-type="float" office:value="1800">
            <text:p>1800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20600">
            <text:p>206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Նանե</text:p>
          </table:table-cell>
          <table:table-cell table:style-name="ce61" office:value-type="float" office:value="7950">
            <text:p>79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9700">
            <text:p>970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10" office:value-type="float" office:value="-3000">
            <text:p>-30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Սարգիս</text:p>
          </table:table-cell>
          <table:table-cell table:style-name="ce10" office:value-type="float" office:value="-500">
            <text:p>-500</text:p>
          </table:table-cell>
          <table:table-cell/>
          <table:table-cell office:value-type="float" office:value="15000">
            <text:p>15000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43" office:value-type="string">
            <text:p>Գենա</text:p>
          </table:table-cell>
          <table:table-cell table:style-name="ce10" office:value-type="float" office:value="-14500">
            <text:p>-14500</text:p>
          </table:table-cell>
          <table:table-cell/>
          <table:table-cell office:value-type="float" office:value="20000">
            <text:p>20000</text:p>
          </table:table-cell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9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7" office:value-type="float" office:value="400">
            <text:p>400</text:p>
          </table:table-cell>
          <table:table-cell/>
          <table:table-cell office:value-type="float" office:value="7700">
            <text:p>7700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10" office:value-type="float" office:value="-400">
            <text:p>-4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7" office:value-type="float" office:value="150">
            <text:p>15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000">
            <text:p>30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10" office:value-type="float" office:value="-2350">
            <text:p>-235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19700">
            <text:p>197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8850">
            <text:p>88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7600">
            <text:p>7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7950">
            <text:p>795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650">
            <text:p>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2650">
            <text:p>2650</text:p>
          </table:table-cell>
          <table:table-cell/>
          <table:table-cell office:value-type="float" office:value="3000">
            <text:p>3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10" office:value-type="float" office:value="-2050">
            <text:p>-205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10" office:value-type="float" office:value="-1300">
            <text:p>-1300</text:p>
          </table:table-cell>
          <table:table-cell/>
          <table:table-cell office:value-type="float" office:value="11900">
            <text:p>119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9300">
            <text:p>9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9300">
            <text:p>9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10" office:value-type="float" office:value="-700">
            <text:p>-700</text:p>
          </table:table-cell>
          <table:table-cell/>
          <table:table-cell table:style-name="ce3" office:value-type="float" office:value="9700">
            <text:p>9700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10" office:value-type="float" office:value="-700">
            <text:p>-700</text:p>
          </table:table-cell>
          <table:table-cell/>
          <table:table-cell office:value-type="float" office:value="7700">
            <text:p>7700</text:p>
          </table:table-cell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H66];[.H99];[.H131])" office:value-type="float" office:value="6072.97610944865">
            <text:p>6072.9761094487</text:p>
          </table:table-cell>
          <table:table-cell table:style-name="Default" office:value-type="string">
            <text:p>Artsvi</text:p>
          </table:table-cell>
          <table:table-cell table:number-columns-repeated="2"/>
          <table:table-cell office:value-type="float" office:value="6000">
            <text:p>6000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ce35"/>
          <table:table-cell table:number-columns-repeated="2"/>
          <table:table-cell table:formula="of:=SUM([.L2:.L34])" office:value-type="float" office:value="156000">
            <text:p>156000</text:p>
          </table:table-cell>
        </table:table-row>
        <table:table-row table:style-name="ro15">
          <table:table-cell table:style-name="ce66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/>
        </table:table-row>
        <table:table-row table:style-name="ro12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60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office:value-type="string">
            <text:p>-Hasmik</text:p>
          </table:table-cell>
          <table:table-cell office:value-type="string">
            <text:p>-Hasmik</text:p>
          </table:table-cell>
          <table:table-cell office:value-type="string">
            <text:p>-Hasmik</text:p>
          </table:table-cell>
          <table:table-cell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5">
          <table:table-cell table:style-name="ce66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office:value-type="float" office:value="9700">
            <text:p>9700</text:p>
          </table:table-cell>
          <table:table-cell office:value-type="float" office:value="9600">
            <text:p>9600</text:p>
          </table:table-cell>
          <table:table-cell table:style-name="ce2" table:formula="of:=SUM([.B71:.F71])" office:value-type="float" office:value="48300">
            <text:p>483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E100])" office:value-type="float" office:value="1564.24358974359">
            <text:p>1564.2435897436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E100])" office:value-type="float" office:value="760.576923076923">
            <text:p>760.5769230769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00];[.C100];[.E100];[.F100])" office:value-type="float" office:value="1552.24358974359">
            <text:p>1552.2435897436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>
            <text:p>1576.7435897436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>
            <text:p>1964.2435897436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>
            <text:p>1572.5769230769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00])" office:value-type="float" office:value="373.076923076923">
            <text:p>373.0769230769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F100])" office:value-type="float" office:value="1199.5">
            <text:p>1199.5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];[.D100])" office:value-type="float" office:value="803.666666666667">
            <text:p>803.6666666667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:.F100])" office:value-type="float" office:value="1576.74358974359">
            <text:p>1576.7435897436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71]/24" office:value-type="float" office:value="387.5">
            <text:p>387.5</text:p>
          </table:table-cell>
          <table:table-cell table:formula="of:=[.C71]/24" office:value-type="float" office:value="391.666666666667">
            <text:p>391.6666666667</text:p>
          </table:table-cell>
          <table:table-cell table:formula="of:=[.D71]/25" office:value-type="float" office:value="412">
            <text:p>412</text:p>
          </table:table-cell>
          <table:table-cell table:formula="of:=[.E71]/26" office:value-type="float" office:value="373.076923076923">
            <text:p>373.0769230769</text:p>
          </table:table-cell>
          <table:table-cell table:style-name="ce3" table:formula="of:=[.F71]/24" office:value-type="float" office:value="400">
            <text:p>400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>
            <text:p>48300</text:p>
          </table:table-cell>
          <table:table-cell table:style-name="ce9"/>
          <table:table-cell table:number-columns-repeated="3"/>
        </table:table-row>
        <table:table-row table:style-name="ro15">
          <table:table-cell table:style-name="ce66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20/06/2016</text:p>
          </table:table-cell>
          <table:table-cell office:value-type="float" office:value="9800">
            <text:p>9800</text:p>
          </table:table-cell>
          <table:table-cell office:value-type="float" office:value="9500">
            <text:p>9500</text:p>
          </table:table-cell>
          <table:table-cell office:value-type="float" office:value="9600">
            <text:p>9600</text:p>
          </table:table-cell>
          <table:table-cell office:value-type="float" office:value="10100">
            <text:p>10100</text:p>
          </table:table-cell>
          <table:table-cell office:value-type="float" office:value="9400">
            <text:p>9400</text:p>
          </table:table-cell>
          <table:table-cell table:style-name="ce2" table:formula="of:=SUM([.B103:.F103])" office:value-type="float" office:value="48400">
            <text:p>484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Արմենուհի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8000">
            <text:p>18000</text:p>
          </table:table-cell>
          <table:table-cell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րեգ</text:p>
          </table:table-cell>
          <table:table-cell/>
          <table:table-cell office:value-type="float" office:value="7000">
            <text:p>7000</text:p>
          </table:table-cell>
          <table:table-cell/>
        </table:table-row>
        <table:table-row table:style-name="ro12">
          <table:table-cell/>
          <table:table-cell table:style-name="ce3" office:value-type="string">
            <text:p>-Sargis</text:p>
          </table:table-cell>
          <table:table-cell table:number-columns-repeated="5"/>
          <table:table-cell table:formula="of:=SUM([.B132:.E132])" office:value-type="float" office:value="1627.46376811594">
            <text:p>1627.463768116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3"/>
          <table:table-cell table:style-name="ce3" office:value-type="string">
            <text:p>-Ani</text:p>
          </table:table-cell>
          <table:table-cell/>
          <table:table-cell office:value-type="string">
            <text:p>-Mher</text:p>
          </table:table-cell>
          <table:table-cell/>
          <table:table-cell table:formula="of:=SUM([.D132:.F132])" office:value-type="float" office:value="1247.82608695652">
            <text:p>1247.8260869565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>
            <text:p>1597.0289855073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2"/>
          <table:table-cell office:value-type="string">
            <text:p>-Gena</text:p>
          </table:table-cell>
          <table:table-cell office:value-type="string">
            <text:p>-Armenuhi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Areg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/>
          <table:table-cell office:value-type="string">
            <text:p>-Anjela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>
            <text:p>1636.1594202899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32:.F132])" office:value-type="float" office:value="1627.82608695652">
            <text:p>1627.826086956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32])" office:value-type="float" office:value="439.130434782609">
            <text:p>439.1304347826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];[.C132];[.E132])" office:value-type="float" office:value="1227.46376811594">
            <text:p>1227.463768116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103]/24" office:value-type="float" office:value="408.333333333333">
            <text:p>408.3333333333</text:p>
          </table:table-cell>
          <table:table-cell table:formula="of:=[.C103]/25" office:value-type="float" office:value="380">
            <text:p>380</text:p>
          </table:table-cell>
          <table:table-cell table:formula="of:=[.D103]/24" office:value-type="float" office:value="400">
            <text:p>400</text:p>
          </table:table-cell>
          <table:table-cell table:formula="of:=[.E103]/23" office:value-type="float" office:value="439.130434782609">
            <text:p>439.1304347826</text:p>
          </table:table-cell>
          <table:table-cell table:style-name="ce3" table:formula="of:=[.F103]/23" office:value-type="float" office:value="408.695652173913">
            <text:p>408.6956521739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104:.H132])" office:value-type="float" office:value="48430.4347826087">
            <text:p>48430.4347826087</text:p>
          </table:table-cell>
          <table:table-cell table:style-name="ce9"/>
          <table:table-cell table:number-columns-repeated="3"/>
        </table:table-row>
        <table:table-row table:style-name="ro12">
          <table:table-cell table:style-name="ce40" office:value-type="string">
            <text:p>27/06/2016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5">
          <table:table-cell table:style-name="ce66" office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/>
          <table:table-cell office:value-type="float" office:value="12900">
            <text:p>12900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14600">
            <text:p>14600</text:p>
          </table:table-cell>
          <table:table-cell office:value-type="float" office:value="9400">
            <text:p>9400</text:p>
          </table:table-cell>
          <table:table-cell table:style-name="ce2" table:formula="of:=SUM([.B136:.F136])" office:value-type="float" office:value="55300">
            <text:p>553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65];[.C165];[.D165];[.F165])" office:value-type="float" office:value="1736.86956521739">
            <text:p>1736.8695652174</text:p>
          </table:table-cell>
          <table:table-cell office:value-type="string">
            <text:p>Անժելա</text:p>
          </table:table-cell>
          <table:table-cell office:value-type="float" office:value="9000">
            <text:p>9000</text:p>
          </table:table-cell>
          <table:table-cell table:number-columns-repeated="2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65:.E165])" office:value-type="float" office:value="1944.86956521739">
            <text:p>1944.8695652174</text:p>
          </table:table-cell>
          <table:table-cell office:value-type="string">
            <text:p>Արմենուհի</text:p>
          </table:table-cell>
          <table:table-cell office:value-type="float" office:value="33000">
            <text:p>33000</text:p>
          </table:table-cell>
          <table:table-cell table:number-columns-repeated="2"/>
        </table:table-row>
        <table:table-row table:style-name="ro12">
          <table:table-cell office:value-type="string">
            <text:p>-Anjela</text:p>
          </table:table-cell>
          <table:table-cell office:value-type="string">
            <text:p>-Marine</text:p>
          </table:table-cell>
          <table:table-cell table:number-columns-repeated="5"/>
          <table:table-cell table:formula="of:=SUM([.B165:.F165])" office:value-type="float" office:value="2320.86956521739">
            <text:p>2320.8695652174</text:p>
          </table:table-cell>
          <table:table-cell table:style-name="ce60" office:value-type="string">
            <text:p>Գայանե</text:p>
          </table:table-cell>
          <table:table-cell office:value-type="float" office:value="6000">
            <text:p>6000</text:p>
          </table:table-cell>
          <table:table-cell table:number-columns-repeated="2"/>
        </table:table-row>
        <table:table-row table:style-name="ro12">
          <table:table-cell office:value-type="string">
            <text:p>+Tina(2)</text:p>
          </table:table-cell>
          <table:table-cell office:value-type="string">
            <text:p>-Mariam</text:p>
          </table:table-cell>
          <table:table-cell table:number-columns-repeated="5"/>
          <table:table-cell table:formula="of:=SUM([.B165];[.C165];[.D165];[.F165])" office:value-type="float" office:value="1736.86956521739">
            <text:p>1736.8695652174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office:value-type="string">
            <text:p>-Marine</text:p>
          </table:table-cell>
          <table:table-cell table:style-name="ce3" office:value-type="string">
            <text:p>-Tamara</text:p>
          </table:table-cell>
          <table:table-cell table:number-columns-repeated="5"/>
          <table:table-cell table:formula="of:=SUM([.B165:.E165])" office:value-type="float" office:value="1944.86956521739">
            <text:p>1944.8695652174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165:.F165])" office:value-type="float" office:value="2320.86956521739">
            <text:p>2320.8695652174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6">
          <table:table-cell table:number-columns-repeated="3"/>
          <table:table-cell office:value-type="string">
            <text:p>-Movses</text:p>
          </table:table-cell>
          <table:table-cell/>
          <table:table-cell table:style-name="ce3" office:value-type="string">
            <text:p>-Anjela</text:p>
          </table:table-cell>
          <table:table-cell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3"/>
          <table:table-cell table:style-name="ce3" office:value-type="string">
            <text:p>-Ani</text:p>
          </table:table-cell>
          <table:table-cell table:number-columns-repeated="3"/>
          <table:table-cell table:formula="of:=SUM([.B165];[.C165];[.D165];[.F165])" office:value-type="float" office:value="1736.86956521739">
            <text:p>1736.8695652174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65:.F165])" office:value-type="float" office:value="1760">
            <text:p>1760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3" office:value-type="string">
            <text:p>-Mariam</text:p>
          </table:table-cell>
          <table:table-cell table:number-columns-repeated="2"/>
          <table:table-cell table:formula="of:=SUM([.B165:.E165])" office:value-type="float" office:value="1944.86956521739">
            <text:p>1944.8695652174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office:value-type="string">
            <text:p>-Hasmik K</text:p>
          </table:table-cell>
          <table:table-cell/>
          <table:table-cell office:value-type="string">
            <text:p>+Tina</text:p>
          </table:table-cell>
          <table:table-cell table:number-columns-repeated="2"/>
          <table:table-cell table:formula="of:=SUM([.B165:.F165])" office:value-type="float" office:value="2320.86956521739">
            <text:p>2320.8695652174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/>
          <table:table-cell office:value-type="string">
            <text:p>-Sargis</text:p>
          </table:table-cell>
          <table:table-cell table:number-columns-repeated="2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65:.F165])" office:value-type="float" office:value="2320.86956521739">
            <text:p>2320.8695652174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];[.C165];[.E165];[.F165])" office:value-type="float" office:value="1925.21739130435">
            <text:p>1925.2173913044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])" office:value-type="float" office:value="560.869565217391">
            <text:p>560.8695652174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165])" office:value-type="float" office:value="395.652173913043">
            <text:p>395.652173913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F165])" office:value-type="float" office:value="376">
            <text:p>376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65:.F165])" office:value-type="float" office:value="1760">
            <text:p>1760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];[.D165];[.E165];[.F165])" office:value-type="float" office:value="1916.52173913043">
            <text:p>1916.5217391304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];[.C165];[.E165])" office:value-type="float" office:value="1549.21739130435">
            <text:p>1549.2173913044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65])" office:value-type="float" office:value="584">
            <text:p>584</text:p>
          </table:table-cell>
          <table:table-cell office:value-type="string">
            <text:p>Tina</text:p>
          </table:table-cell>
          <table:table-cell table:number-columns-repeated="3"/>
        </table:table-row>
        <table:table-row table:style-name="ro12">
          <table:table-cell table:formula="of:=[.A136]/27" office:value-type="float" office:value="0">
            <text:p>0</text:p>
          </table:table-cell>
          <table:table-cell table:formula="of:=[.B136]/23" office:value-type="float" office:value="560.869565217391">
            <text:p>560.8695652174</text:p>
          </table:table-cell>
          <table:table-cell table:formula="of:=[.C136]/23" office:value-type="float" office:value="404.347826086957">
            <text:p>404.347826087</text:p>
          </table:table-cell>
          <table:table-cell table:formula="of:=[.D136]/23" office:value-type="float" office:value="395.652173913043">
            <text:p>395.652173913</text:p>
          </table:table-cell>
          <table:table-cell table:formula="of:=[.E136]/25" office:value-type="float" office:value="584">
            <text:p>584</text:p>
          </table:table-cell>
          <table:table-cell table:style-name="ce3" table:formula="of:=[.F136]/25" office:value-type="float" office:value="376">
            <text:p>376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137:.H165])" office:value-type="float" office:value="52044">
            <text:p>52044</text:p>
          </table:table-cell>
          <table:table-cell table:style-name="ce9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2">07/02/2016</text:date>, <text:time>10:1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7-02T10:17:05</dc:date>
    <meta:editing-duration>P8DT9H2M33S</meta:editing-duration>
    <meta:editing-cycles>2732</meta:editing-cycles>
    <meta:generator>OpenOffice/4.1.2$Unix OpenOffice.org_project/412m3$Build-9782</meta:generator>
    <meta:document-statistic meta:table-count="15" meta:cell-count="6803" meta:object-count="0"/>
  </office:meta>
</office:document-meta>
</file>